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4000000D937FB57E2.png" manifest:media-type="image/png"/>
  <manifest:file-entry manifest:full-path="Pictures/100000010000035D0000009DC620B3E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ssistant" svg:font-family="Assista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218cm" fo:min-width="8.537cm" fo:padding-top="0.254cm" fo:padding-bottom="0.254cm" fo:padding-left="0.254cm" fo:padding-right="0.254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 style:list-style-name="L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-backgroundobjects" style:list-style-name="L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_5f_-backgroundobjects" style:list-style-name="L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top="0.42cm" fo:margin-bottom="0.35cm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2" style:family="paragraph">
      <style:paragraph-properties fo:margin-left="3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8.80000019073486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8.80000019073486pt" style:font-size-asian="14pt" style:font-size-complex="14pt"/>
    </style:style>
    <style:style style:name="P16" style:family="paragraph">
      <style:paragraph-properties fo:margin-top="0.42cm" fo:margin-bottom="0.35cm"/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1" style:family="paragraph">
      <style:paragraph-properties fo:margin-top="0.42cm" fo:margin-bottom="0.35cm"/>
      <style:text-properties fo:font-size="32pt" style:font-size-asian="32pt" style:font-size-complex="32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4" style:family="paragraph">
      <style:paragraph-properties fo:margin-left="1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font-style="normal" fo:text-shadow="none" style:text-underline-style="none" fo:font-weight="normal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3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font-style="normal" fo:text-shadow="none" style:text-underline-style="none" fo:font-weight="normal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58adc5" loext:opacity="100%" style:text-outline="false" style:text-line-through-style="none" style:text-line-through-type="none" style:text-position="0% 100%" style:font-name="Assistant" fo:font-size="40pt" fo:letter-spacing="normal" fo:language="en" fo:country="none" fo:font-style="normal" style:text-underline-style="none" fo:font-weight="bold" fo:background-color="transparent" style:font-name-asian="Assistant" style:font-size-asian="40pt" style:font-style-asian="normal" style:font-weight-asian="bold" style:font-name-complex="Assistant" style:font-size-complex="40pt" style:font-style-complex="normal" style:font-weight-complex="bold">
        <loext:char-complex-color loext:theme-type="accent1" loext:color-type="theme"/>
      </style:text-properties>
    </style:style>
    <style:style style:name="T2" style:family="text">
      <style:text-properties fo:font-variant="normal" fo:text-transform="none" fo:color="#58adc5" loext:opacity="100%" style:text-outline="false" style:text-line-through-style="none" style:text-line-through-type="none" style:text-position="0% 100%" style:font-name="Assistant" fo:font-size="30.8999996185303pt" fo:letter-spacing="normal" fo:language="en" fo:country="none" fo:font-style="normal" style:text-underline-style="none" fo:font-weight="normal" fo:background-color="transparent" style:font-name-asian="Assistant" style:font-size-asian="28pt" style:font-style-asian="normal" style:font-weight-asian="normal" style:font-name-complex="Assistant" style:font-size-complex="28pt" style:font-style-complex="normal" style:font-weight-complex="normal">
        <loext:char-complex-color loext:theme-type="accen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size="10pt" fo:letter-spacing="normal" fo:language="en" fo:country="none" fo:font-style="normal" style:text-underline-style="none" fo:font-weight="bold" fo:background-color="transparent" style:font-name-asian="Assistant" style:font-size-asian="10pt" style:font-style-asian="normal" style:font-weight-asian="bold" style:font-name-complex="Assistant" style:font-size-complex="10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size="18pt" fo:letter-spacing="normal" fo:language="en" fo:country="none" fo:font-style="normal" style:text-underline-style="none" fo:font-weight="normal" fo:background-color="transparent" style:font-name-asian="Assistant" style:font-size-asian="18pt" style:font-style-asian="normal" style:font-weight-asian="normal" style:font-name-complex="Assistant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5d5d5d" loext:opacity="100%" style:text-outline="false" style:text-line-through-style="none" style:text-line-through-type="none" style:text-position="0% 100%" style:font-name="Assistant" fo:font-size="8pt" fo:letter-spacing="normal" fo:language="en" fo:country="none" fo:font-style="normal" style:text-underline-style="none" fo:font-weight="normal" fo:background-color="transparent" style:font-name-asian="Assistant" style:font-size-asian="8pt" style:font-style-asian="normal" style:font-weight-asian="normal" style:font-name-complex="Assistant" style:font-size-complex="8pt" style:font-style-complex="normal" style:font-weight-complex="normal">
        <loext:char-complex-color loext:theme-type="dark2" loext:color-type="theme"/>
      </style:text-properties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size="26pt" fo:letter-spacing="normal" fo:language="en" fo:country="none" fo:font-style="normal" style:text-underline-style="none" fo:font-weight="normal" fo:background-color="transparent" style:font-name-asian="Assistant" style:font-size-asian="26pt" style:font-style-asian="normal" style:font-weight-asian="normal" style:font-name-complex="Assistant" style:font-size-complex="26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58ad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8ad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esentation top page style 1" draw:style-name="dp1" draw:master-page-name="TITLE" presentation:presentation-page-layout-name="AL1T0">
        <draw:frame draw:name="Google Shape;397;p36" presentation:style-name="pr1" draw:text-style-name="P2" draw:layer="layout" svg:width="18.644cm" svg:height="5.438cm" svg:x="0.954cm" svg:y="3.794cm" presentation:class="title" presentation:user-transformed="true">
          <draw:text-box>
            <text:p text:style-name="P1"><text:span text:style-name="T1">German</text:span><text:span text:style-name="T1"><text:line-break/></text:span><text:span text:style-name="T1">Vocabulary Flashcard App </text:span></text:p>
          </draw:text-box>
        </draw:frame>
        <draw:frame draw:name="Google Shape;398;p 2" presentation:style-name="pr2" draw:text-style-name="P4" draw:layer="layout" svg:width="18.644cm" svg:height="2.426cm" svg:x="0.954cm" svg:y="9.233cm" presentation:class="subtitle" presentation:user-transformed="true">
          <draw:text-box>
            <text:p text:style-name="P3"><text:span text:style-name="T2">An Engaging Python Tool to Learn German Vocabulary at B2 Level </text:span></text:p>
          </draw:text-box>
        </draw:frame>
        <draw:custom-shape draw:name="Google Shape;399;p 2" draw:style-name="gr1" draw:text-style-name="P6" draw:layer="layout" svg:width="9.044cm" svg:height="1.725cm" svg:x="0.954cm" svg:y="12.552cm">
          <text:p text:style-name="P5"><text:span text:style-name="T3">Name: Femi Alabi</text:span></text:p>
          <text:p text:style-name="P5"><text:span text:style-name="T3">Contact: alabifemilateef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394;gb56d264711_0_158:notes" draw:style-name="gr2" draw:layer="layout" svg:width="18.665cm" svg:height="11.136cm" svg:x="1.167cm" svg:y="2.227cm" draw:page-number="1" presentation:class="page"/>
          <draw:frame draw:name="Google Shape;395;gb56d264711_0_158:notes 2"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hat Is Demo Day?" draw:style-name="dp1" draw:master-page-name="TITLE_5f_AND_5f_BODY" presentation:presentation-page-layout-name="AL2T1">
        <draw:frame draw:name="Google Shape;231;p35" presentation:style-name="pr4" draw:text-style-name="P9" draw:layer="layout" svg:width="25.4cm" svg:height="1.753cm" svg:x="0.5cm" svg:y="1.05cm" presentation:class="title" presentation:user-transformed="true">
          <draw:text-box>
            <text:p text:style-name="P8"><text:span text:style-name="T4">What the App Does </text:span></text:p>
          </draw:text-box>
        </draw:frame>
        <draw:frame draw:name="Google Shape;232;p 2" presentation:style-name="pr5" draw:text-style-name="P13" draw:layer="layout" svg:width="26.544cm" svg:height="11.474cm" svg:x="0.5cm" svg:y="2.803cm" presentation:class="outline" presentation:user-transformed="true">
          <draw:text-box>
            <text:list text:style-name="L5">
              <text:list-header>
                <text:p xml:id="id1" text:id="id1" text:style-name="P10"/>
              </text:list-header>
              <text:list-item>
                <text:p xml:id="id2" text:id="id2" text:style-name="P10"><text:span text:style-name="T5">A Python app to help users learn German vocabulary effectively</text:span></text:p>
              </text:list-item>
              <text:list-item>
                <text:p xml:id="id3" text:id="id3" text:style-name="P11"><text:span text:style-name="T5">Users can create their own flashcards with words that matter to them</text:span></text:p>
              </text:list-item>
              <text:list-item>
                <text:p xml:id="id4" text:id="id4" text:style-name="P11"><text:span text:style-name="T5">Supports adding:</text:span></text:p>
              </text:list-item>
              <text:list-item>
                <text:p text:style-name="P12"><text:span text:style-name="T5">A German word</text:span></text:p>
              </text:list-item>
              <text:list-item>
                <text:p text:style-name="P12"><text:span text:style-name="T5">Up to 3 English meanings</text:span></text:p>
              </text:list-item>
              <text:list-item>
                <text:p text:style-name="P12"><text:span text:style-name="T5">At least 2 example sentences in German</text:span></text:p>
              </text:list-item>
              <text:list-item>
                <text:p text:style-name="P12"><text:span text:style-name="T5">Example sentences help users understand real usage and retain words better </text:span></text:p>
              </text:list-item>
              <text:list-item>
                <text:p text:style-name="P12"><text:span text:style-name="T5">Flashcards can be edited, deleted, or practiced anytime</text:span></text:p>
              </text:list-item>
              <text:list-item>
                <text:p text:style-name="P12"><text:span text:style-name="T5">All data is saved locally in a JSON file</text:span></text:p>
              </text:list-item>
            </text:list>
            <text:p text:style-name="P10"/>
            <text:p text:style-name="P10"/>
          </draw:text-box>
        </draw:frame>
        <draw:frame draw:name="Google Shape;233;p 2" presentation:style-name="pr6" draw:text-style-name="P15" draw:layer="layout" svg:width="1.119cm" svg:height="0.839cm" svg:x="25.925cm" svg:y="14.58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1">
          <draw:page-thumbnail draw:name="Google Shape;228;g30cf2c1e075_0_204:notes" draw:style-name="gr2" draw:layer="layout" svg:width="18.665cm" svg:height="11.136cm" svg:x="1.167cm" svg:y="2.227cm" draw:page-number="2" presentation:class="page"/>
          <draw:frame draw:name="Google Shape;229;g30cf2c1e075_0_204:notes 2"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draw:frame draw:name="Google Shape;231;p 1" presentation:style-name="pr8" draw:text-style-name="P17" draw:layer="layout" svg:width="24.946cm" svg:height="1.753cm" svg:x="0.954cm" svg:y="1.05cm" presentation:class="title" presentation:user-transformed="true">
          <draw:text-box>
            <text:p text:style-name="P16"><text:span text:style-name="T4">How It Works</text:span><text:span text:style-name="T7"> </text:span></text:p>
          </draw:text-box>
        </draw:frame>
        <draw:frame draw:name="Google Shape;232;p 3" presentation:style-name="pr9" draw:text-style-name="P20" draw:layer="layout" svg:width="26.544cm" svg:height="11.474cm" svg:x="0.5cm" svg:y="2.803cm" presentation:class="outline" presentation:user-transformed="true">
          <draw:text-box>
            <text:list text:style-name="L8">
              <text:list-header>
                <text:p text:style-name="P18"><text:span text:style-name="T8"/></text:p>
              </text:list-header>
              <text:list-item>
                <text:p text:style-name="P18"><text:span text:style-name="T5">Add words with meanings + examples</text:span></text:p>
              </text:list-item>
              <text:list-item>
                <text:p text:style-name="P19"><text:span text:style-name="T5">Edit all flashcard details (including the German word)</text:span></text:p>
              </text:list-item>
              <text:list-item>
                <text:p text:style-name="P19"><text:span text:style-name="T5">Delete easily with a word list and confirmation</text:span></text:p>
              </text:list-item>
              <text:list-item>
                <text:p text:style-name="P19"><text:span text:style-name="T5">Practice mode tests your knowledge with instant feedback</text:span></text:p>
              </text:list-item>
              <text:list-item>
                <text:p text:style-name="P19"><text:span text:style-name="T5">JSON saves all your data for future sessions</text:span></text:p>
              </text:list-item>
            </text:list>
            <text:list text:style-name="L9">
              <text:list-header>
                <text:p text:style-name="P19"><text:span text:style-name="T5"/></text:p>
              </text:list-header>
            </text:list>
            <text:p text:style-name="P18"><text:span text:style-name="T8"/></text:p>
            <text:p text:style-name="P18"><text:span text:style-name="T8"/></text:p>
          </draw:text-box>
        </draw:frame>
        <draw:frame draw:name="Google Shape;233;p 3" presentation:style-name="pr10" draw:text-style-name="P15" draw:layer="layout" svg:width="1.119cm" svg:height="0.839cm" svg:x="25.925cm" svg:y="14.58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1">
          <draw:page-thumbnail draw:name="Google Shape;228;g30cf2c1e075_0_204:notes 1" draw:style-name="gr2" draw:layer="layout" svg:width="18.665cm" svg:height="11.136cm" svg:x="1.167cm" svg:y="2.227cm" draw:page-number="3" presentation:class="page"/>
          <draw:frame draw:name="Google Shape;229;g30cf2c1e075_0_204:notes 3" presentation:style-name="pr11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_5f_" presentation:presentation-page-layout-name="AL2T1">
        <draw:frame draw:name="Google Shape;231;p 2" presentation:style-name="pr12" draw:text-style-name="P22" draw:layer="layout" svg:width="24.946cm" svg:height="1.753cm" svg:x="0.954cm" svg:y="1.05cm" presentation:class="title" presentation:user-transformed="true">
          <draw:text-box>
            <text:p text:style-name="P21"><text:span text:style-name="T4">Benefits &amp; Next Steps </text:span></text:p>
          </draw:text-box>
        </draw:frame>
        <draw:frame draw:name="Google Shape;232;p 4" presentation:style-name="pr13" draw:text-style-name="P20" draw:layer="layout" svg:width="26.544cm" svg:height="11.474cm" svg:x="0.5cm" svg:y="2.803cm" presentation:class="outline" presentation:user-transformed="true">
          <draw:text-box>
            <text:list text:style-name="L8">
              <text:list-header>
                <text:p text:style-name="P18"><text:span text:style-name="T8"/></text:p>
              </text:list-header>
              <text:list-item>
                <text:p text:style-name="P23"><text:span text:style-name="T8">Personalized learning experience </text:span></text:p>
              </text:list-item>
              <text:list-item>
                <text:p text:style-name="P23"><text:span text:style-name="T8">Repetition strengthens memory <text:s/></text:span></text:p>
              </text:list-item>
              <text:list-item>
                <text:p text:style-name="P23"><text:span text:style-name="T8">Real-world example sentences </text:span></text:p>
                <text:p text:style-name="P24"><text:span text:style-name="T8">- Future ideas: </text:span></text:p>
                <text:p text:style-name="P25"><text:span text:style-name="T8">- GUI version </text:span></text:p>
              </text:list-item>
            </text:list>
            <text:list text:style-name="L9">
              <text:list-header>
                <text:p text:style-name="P19"><text:span text:style-name="T5"/></text:p>
              </text:list-header>
            </text:list>
            <text:p text:style-name="P18"><text:span text:style-name="T8"/></text:p>
            <text:p text:style-name="P18"><text:span text:style-name="T8"/></text:p>
          </draw:text-box>
        </draw:frame>
        <draw:frame draw:name="Google Shape;233;p 4" presentation:style-name="pr14" draw:text-style-name="P15" draw:layer="layout" svg:width="1.119cm" svg:height="0.839cm" svg:x="25.925cm" svg:y="14.58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1">
          <draw:page-thumbnail draw:name="Google Shape;228;g30cf2c1e075_0_204:notes 2" draw:style-name="gr2" draw:layer="layout" svg:width="18.665cm" svg:height="11.136cm" svg:x="1.167cm" svg:y="2.227cm" draw:page-number="4" presentation:class="page"/>
          <draw:frame draw:name="Google Shape;229;g30cf2c1e075_0_204:notes 4" presentation:style-name="pr1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ssistant" svg:font-family="Assista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6pt" style:font-style-asian="normal" style:font-weight-asian="normal" style:font-name-complex="Lucida Sans" style:font-family-complex="'Lucida San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6pt" style:font-style-asian="normal" style:font-weight-asian="normal" style:font-name-complex="Lucida Sans" style:font-family-complex="'Lucida San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6pt" style:font-style-asian="normal" style:font-weight-asian="normal" style:font-name-complex="Lucida Sans" style:font-family-complex="'Lucida San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6pt" style:font-style-asian="normal" style:font-weight-asian="normal" style:font-name-complex="Lucida Sans" style:font-family-complex="'Lucida San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 style:writing-mode="lr-tb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.256cm" fo:min-width="0.659cm" fo:padding-top="0.254cm" fo:padding-bottom="0.254cm" fo:padding-left="0.254cm" fo:padding-right="0.254cm" fo:wrap-option="wrap" loext:decorative="false">
        <loext:fill-complex-color loext:theme-type="light1" loext:color-type="theme"/>
      </style:graphic-properties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 loext:decorative="false"/>
    </style:style>
    <style:style style:name="Mgr6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.087cm" fo:min-width="7.332cm" fo:padding-top="0.254cm" fo:padding-bottom="0.254cm" fo:padding-left="0.254cm" fo:padding-right="0.254cm" fo:wrap-option="wrap" loext:decorative="false">
        <loext:fill-complex-color loext:theme-type="light1" loext:color-type="theme"/>
      </style:graphic-properties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9cm, 0cm, 0.057cm)" draw:image-opacity="100%" style:mirror="none" loext:decorative="false"/>
    </style:style>
    <style:style style:name="Mgr8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.256cm" fo:min-width="0.756cm" fo:padding-top="0.254cm" fo:padding-bottom="0.254cm" fo:padding-left="0.254cm" fo:padding-right="0.254cm" fo:wrap-option="wrap" loext:decorative="false">
        <loext:fill-complex-color loext:theme-type="light1" loext:color-type="theme"/>
      </style:graphic-properties>
    </style:style>
    <style:style style:name="Mgr9" style:family="graphic" style:parent-style-name="standard">
      <style:graphic-properties draw:stroke="none" svg:stroke-width="0cm" draw:fill="solid" draw:fill-color="#58adc5" draw:textarea-horizontal-align="justify" draw:textarea-vertical-align="middle" draw:auto-grow-height="false" draw:fit-to-size="false" style:shrink-to-fit="false" fo:min-height="0.276cm" fo:min-width="27.492cm" fo:padding-top="0.254cm" fo:padding-bottom="0.254cm" fo:padding-left="0.254cm" fo:padding-right="0.254cm" fo:wrap-option="wrap" loext:decorative="false">
        <loext:fill-complex-color loext:theme-type="accent1" loext:color-type="theme"/>
      </style:graphic-properties>
    </style:style>
    <style:style style:name="Mgr10" style:family="graphic" style:parent-style-name="standard">
      <style:graphic-properties draw:stroke="none" svg:stroke-width="0cm" draw:fill="solid" draw:fill-color="#58adc5" draw:textarea-horizontal-align="justify" draw:textarea-vertical-align="middle" draw:auto-grow-height="false" draw:fit-to-size="false" style:shrink-to-fit="false" fo:min-height="15.276cm" fo:min-width="0.164cm" fo:padding-top="0.254cm" fo:padding-bottom="0.254cm" fo:padding-left="0.254cm" fo:padding-right="0.254cm" fo:wrap-option="wrap" loext:decorative="false">
        <loext:fill-complex-color loext:theme-type="accent1" loext:color-type="theme"/>
      </style:graphic-properties>
    </style:style>
    <style:style style:name="Mgr11" style:family="graphic" style:parent-style-name="standard">
      <style:graphic-properties draw:stroke="none" svg:stroke-width="0cm" draw:fill="solid" draw:fill-color="#58adc5" draw:textarea-horizontal-align="justify" draw:textarea-vertical-align="middle" draw:auto-grow-height="false" draw:fit-to-size="false" style:shrink-to-fit="false" fo:min-height="0.584cm" fo:min-width="27.492cm" fo:padding-top="0.254cm" fo:padding-bottom="0.254cm" fo:padding-left="0.254cm" fo:padding-right="0.254cm" fo:wrap-option="wrap" loext:decorative="false">
        <loext:fill-complex-color loext:theme-type="accent1" loext:color-type="theme"/>
      </style:graphic-properties>
    </style:style>
    <style:style style:name="Mgr12" style:family="graphic" style:parent-style-name="standard">
      <style:graphic-properties draw:stroke="none" svg:stroke-width="0cm" draw:fill="solid" draw:fill-color="#58adc5" draw:textarea-vertical-align="top" draw:auto-grow-height="false" fo:min-height="8.15cm" fo:min-width="7.9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3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189cm" fo:min-width="7.936cm" fo:padding-top="0.254cm" fo:padding-bottom="0.254cm" fo:padding-left="0.254cm" fo:padding-right="0.254cm" fo:wrap-option="wrap" loext:decorative="false"/>
      <style:paragraph-properties style:writing-mode="lr-tb"/>
    </style:style>
    <style:style style:name="Mgr14" style:family="graphic" style:parent-style-name="standard">
      <style:graphic-properties draw:stroke="none" svg:stroke-width="0cm" draw:fill="solid" draw:fill-color="#ea5b25" draw:textarea-vertical-align="top" draw:auto-grow-height="false" fo:min-height="1.032cm" fo:min-width="0.782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1" style:family="paragraph">
      <loext:graphic-properties draw:fill="solid" draw:fill-color="#58adc5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58adc5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15" style:family="paragraph">
      <loext:graphic-properties draw:fill="solid" draw:fill-color="#ea5b25"/>
      <style:paragraph-properties fo:text-align="start"/>
      <style:text-properties fo:font-size="18pt"/>
    </style:style>
    <style:style style:name="MT1" style:family="text">
      <style:text-properties fo:font-variant="normal" fo:text-transform="none" fo:color="#5d5d5d" loext:opacity="100%" style:text-outline="false" style:text-line-through-style="none" style:text-line-through-type="none" style:text-position="0% 100%" style:font-name="Assistant" fo:font-size="8pt" fo:letter-spacing="normal" fo:language="en" fo:country="none" fo:font-style="normal" style:text-underline-style="none" fo:font-weight="normal" fo:background-color="transparent" style:font-name-asian="Assistant" style:font-size-asian="8pt" style:font-style-asian="normal" style:font-weight-asian="normal" style:font-name-complex="Assistant" style:font-size-complex="8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ssistant" fo:font-size="10pt" fo:letter-spacing="normal" fo:language="en" fo:country="none" fo:font-style="normal" style:text-underline-style="none" fo:font-weight="bold" fo:background-color="transparent" style:font-name-asian="Assistant" style:font-size-asian="10pt" style:font-style-asian="normal" style:font-weight-asian="bold" style:font-name-complex="Assistant" style:font-size-complex="10pt" style:font-style-complex="normal" style:font-weight-complex="bold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d5d5d"/>
          <loext:color loext:name="light2" loext:color="#dadada"/>
          <loext:color loext:name="accent1" loext:color="#58adc5"/>
          <loext:color loext:name="accent2" loext:color="#8ac6d6"/>
          <loext:color loext:name="accent3" loext:color="#cde6ee"/>
          <loext:color loext:name="accent4" loext:color="#ea5b25"/>
          <loext:color loext:name="accent5" loext:color="#f08c66"/>
          <loext:color loext:name="accent6" loext:color="#f9cebe"/>
          <loext:color loext:name="hyperlink" loext:color="#58adc5"/>
          <loext:color loext:name="followed-hyperlink" loext:color="#0097a7"/>
        </loext:theme-colors>
      </loext:theme>
      <draw:g draw:name="Google Shape;9;p1" draw:style-name="Mgr3">
        <draw:custom-shape draw:name="Google Shape;10;p1" draw:style-name="Mgr4" draw:text-style-name="MP7" draw:layer="backgroundobjects" svg:width="1.166cm" svg:height="1.763cm" svg:x="25.902cm" svg:y="1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5" draw:text-style-name="MP8" draw:layer="backgroundobjects" svg:width="1.036cm" svg:height="1.522cm" svg:x="25.967cm" svg:y="1.177cm">
          <draw:image xlink:href="Pictures/1000000100000094000000D937FB57E2.png" xlink:type="simple" xlink:show="embed" xlink:actuate="onLoad" draw:mime-type="image/png">
            <text:p/>
          </draw:image>
        </draw:frame>
      </draw:g>
      <draw:frame draw:name="Google Shape;13;p2" presentation:style-name="TITLE-title" draw:layer="backgroundobjects" svg:width="18.644cm" svg:height="5.438cm" svg:x="0.954cm" svg:y="3.794cm" presentation:class="title" presentation:placeholder="true" presentation:user-transformed="true">
        <draw:text-box/>
      </draw:frame>
      <draw:frame draw:name="Google Shape;15;p2" presentation:style-name="Mpr4" draw:text-style-name="MP10" draw:layer="backgroundobjects" svg:width="1.119cm" svg:height="0.839cm" svg:x="25.925cm" svg:y="14.58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g draw:name="Google Shape;16;p2" draw:style-name="Mgr3">
        <draw:custom-shape draw:name="Google Shape;17;p2" draw:style-name="Mgr6" draw:text-style-name="MP7" draw:layer="backgroundobjects" svg:width="7.839cm" svg:height="1.594cm" svg:x="0.954cm" svg:y="1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;p2" draw:style-name="Mgr7" draw:text-style-name="MP8" draw:layer="backgroundobjects" svg:width="7.349cm" svg:height="1.349cm" svg:x="1.199cm" svg:y="1.171cm">
          <draw:image xlink:href="Pictures/100000010000035D0000009DC620B3EC.png" xlink:type="simple" xlink:show="embed" xlink:actuate="onLoad" draw:mime-type="image/png">
            <text:p/>
          </draw:image>
        </draw:frame>
      </draw:g>
      <draw:custom-shape draw:name="Google Shape;19;p2" draw:style-name="Mgr8" draw:text-style-name="MP7" draw:layer="backgroundobjects" svg:width="1.263cm" svg:height="1.763cm" svg:x="25.776cm" svg:y="1.0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2" draw:style-name="Mgr9" draw:text-style-name="MP11" draw:layer="backgroundobjects" svg:width="27.999cm" svg:height="0.783cm" svg:x="0.02cm" svg:y="-0.0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2" draw:style-name="Mgr10" draw:text-style-name="MP11" draw:layer="backgroundobjects" svg:width="0.671cm" svg:height="15.78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10" draw:text-style-name="MP11" draw:layer="backgroundobjects" svg:width="0.671cm" svg:height="15.783cm" svg:x="27.34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11" draw:text-style-name="MP11" draw:layer="backgroundobjects" svg:width="27.999cm" svg:height="1.091cm" svg:x="0.02cm" svg:y="14.6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12" draw:text-style-name="MP12" draw:layer="backgroundobjects" svg:width="8.399cm" svg:height="8.399cm" svg:x="19.599cm" svg:y="7.35cm">
        <text:p/>
        <draw:enhanced-geometry draw:mirror-horizontal="false" draw:mirror-vertical="false" drawooo:sub-view-size="73158 73145" draw:text-areas="0 0 ?f0 ?f1" svg:viewBox="0 0 0 0" draw:type="ooxml-non-primitive" draw:enhanced-path="M 73158 73107 L 73158 0 0 73145 Z N">
          <draw:equation draw:name="f0" draw:formula="logwidth"/>
          <draw:equation draw:name="f1" draw:formula="logheight"/>
        </draw:enhanced-geometry>
      </draw:custom-shape>
      <draw:custom-shape draw:name="Google Shape;25;p2" draw:style-name="Mgr13" draw:text-style-name="MP14" draw:layer="backgroundobjects" svg:width="8.443cm" svg:height="1.696cm" draw:transform="skewX (0.000523598775598356) rotate (0.785398163397448) translate (20.991cm 14.413cm)">
        <text:p text:style-name="MP13"><text:span text:style-name="MT2">We use tech to connect human potential and opportunity with dignity &amp; humility <text:s text:c="2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2" draw:style-name="Mgr14" draw:text-style-name="MP15" draw:layer="backgroundobjects" svg:width="1.281cm" svg:height="1.281cm" svg:x="25.766cm" svg:y="12.997cm">
        <text:p/>
        <draw:enhanced-geometry draw:mirror-horizontal="false" draw:mirror-vertical="false" drawooo:sub-view-size="73158 73145" draw:text-areas="0 0 ?f0 ?f1" svg:viewBox="0 0 0 0" draw:type="ooxml-non-primitive" draw:enhanced-path="M 73158 73107 L 73158 0 0 73145 Z N">
          <draw:equation draw:name="f0" draw:formula="logwidth"/>
          <draw:equation draw:name="f1" draw:formula="logheight"/>
        </draw:enhanced-geometry>
      </draw:custom-shap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12.837cm" svg:height="0.041cm" svg:x="0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d5d5d"/>
          <loext:color loext:name="light2" loext:color="#dadada"/>
          <loext:color loext:name="accent1" loext:color="#58adc5"/>
          <loext:color loext:name="accent2" loext:color="#8ac6d6"/>
          <loext:color loext:name="accent3" loext:color="#cde6ee"/>
          <loext:color loext:name="accent4" loext:color="#ea5b25"/>
          <loext:color loext:name="accent5" loext:color="#f08c66"/>
          <loext:color loext:name="accent6" loext:color="#f9cebe"/>
          <loext:color loext:name="hyperlink" loext:color="#58adc5"/>
          <loext:color loext:name="followed-hyperlink" loext:color="#0097a7"/>
        </loext:theme-colors>
      </loext:theme>
      <draw:g draw:name="Google Shape;9;p1" draw:style-name="Mgr3">
        <draw:custom-shape draw:name="Google Shape;10;p1" draw:style-name="Mgr4" draw:text-style-name="MP7" draw:layer="backgroundobjects" svg:width="1.166cm" svg:height="1.763cm" svg:x="25.902cm" svg:y="1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5" draw:text-style-name="MP8" draw:layer="backgroundobjects" svg:width="1.036cm" svg:height="1.522cm" svg:x="25.967cm" svg:y="1.177cm">
          <draw:image xlink:href="Pictures/1000000100000094000000D937FB57E2.png" xlink:type="simple" xlink:show="embed" xlink:actuate="onLoad" draw:mime-type="image/png">
            <text:p/>
          </draw:image>
        </draw:frame>
      </draw:g>
      <draw:frame draw:name="Google Shape;58;p7" presentation:style-name="TITLE_5f_AND_5f_BODY-title" draw:layer="backgroundobjects" svg:width="24.946cm" svg:height="1.753cm" svg:x="0.954cm" svg:y="1.05cm" presentation:class="title" presentation:placeholder="true" presentation:user-transformed="true">
        <draw:text-box/>
      </draw:frame>
      <draw:frame draw:name="Google Shape;59;p7" presentation:style-name="TITLE_5f_AND_5f_BODY-outline1" draw:layer="backgroundobjects" svg:width="26.09cm" svg:height="11.474cm" svg:x="0.954cm" svg:y="2.803cm" presentation:class="outline" presentation:placeholder="true" presentation:user-transformed="true">
        <draw:text-box/>
      </draw:frame>
      <draw:frame draw:name="Google Shape;60;p7" presentation:style-name="Mpr7" draw:text-style-name="MP10" draw:layer="backgroundobjects" svg:width="1.119cm" svg:height="0.839cm" svg:x="25.925cm" svg:y="14.58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12.837cm" svg:height="0.041cm" svg:x="0cm" svg:y="2.639cm" presentation:class="page"/>
        <draw:frame presentation:style-name="TITLE_5f_AND_5f_BODY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d5d5d"/>
          <loext:color loext:name="light2" loext:color="#dadada"/>
          <loext:color loext:name="accent1" loext:color="#58adc5"/>
          <loext:color loext:name="accent2" loext:color="#8ac6d6"/>
          <loext:color loext:name="accent3" loext:color="#cde6ee"/>
          <loext:color loext:name="accent4" loext:color="#ea5b25"/>
          <loext:color loext:name="accent5" loext:color="#f08c66"/>
          <loext:color loext:name="accent6" loext:color="#f9cebe"/>
          <loext:color loext:name="hyperlink" loext:color="#58adc5"/>
          <loext:color loext:name="followed-hyperlink" loext:color="#0097a7"/>
        </loext:theme-colors>
      </loext:theme>
      <draw:g draw:name="Google Shape;9;p1" draw:style-name="Mgr3">
        <draw:custom-shape draw:name="Google Shape;10;p1" draw:style-name="Mgr4" draw:text-style-name="MP7" draw:layer="backgroundobjects" svg:width="1.166cm" svg:height="1.763cm" svg:x="25.902cm" svg:y="1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5" draw:text-style-name="MP8" draw:layer="backgroundobjects" svg:width="1.036cm" svg:height="1.522cm" svg:x="25.967cm" svg:y="1.177cm">
          <draw:image xlink:href="Pictures/1000000100000094000000D937FB57E2.png" xlink:type="simple" xlink:show="embed" xlink:actuate="onLoad" draw:mime-type="image/png">
            <text:p/>
          </draw:image>
        </draw:frame>
      </draw:g>
      <draw:frame draw:name="Google Shape;58;p7" presentation:style-name="TITLE_5f_AND_5f_BODY_5f_-title" draw:layer="backgroundobjects" svg:width="24.946cm" svg:height="1.753cm" svg:x="0.954cm" svg:y="1.05cm" presentation:class="title" presentation:placeholder="true" presentation:user-transformed="true">
        <draw:text-box/>
      </draw:frame>
      <draw:frame draw:name="Google Shape;59;p7" presentation:style-name="TITLE_5f_AND_5f_BODY_5f_-outline1" draw:layer="backgroundobjects" svg:width="26.09cm" svg:height="11.474cm" svg:x="0.954cm" svg:y="2.803cm" presentation:class="outline" presentation:placeholder="true" presentation:user-transformed="true">
        <draw:text-box/>
      </draw:frame>
      <draw:frame draw:name="Google Shape;60;p7" presentation:style-name="Mpr10" draw:text-style-name="MP10" draw:layer="backgroundobjects" svg:width="1.119cm" svg:height="0.839cm" svg:x="25.925cm" svg:y="14.58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112.837cm" svg:height="0.041cm" svg:x="0cm" svg:y="2.639cm" presentation:class="page"/>
        <draw:frame presentation:style-name="TITLE_5f_AND_5f_BODY_5f_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d5d5d"/>
          <loext:color loext:name="light2" loext:color="#dadada"/>
          <loext:color loext:name="accent1" loext:color="#58adc5"/>
          <loext:color loext:name="accent2" loext:color="#8ac6d6"/>
          <loext:color loext:name="accent3" loext:color="#cde6ee"/>
          <loext:color loext:name="accent4" loext:color="#ea5b25"/>
          <loext:color loext:name="accent5" loext:color="#f08c66"/>
          <loext:color loext:name="accent6" loext:color="#f9cebe"/>
          <loext:color loext:name="hyperlink" loext:color="#58adc5"/>
          <loext:color loext:name="followed-hyperlink" loext:color="#0097a7"/>
        </loext:theme-colors>
      </loext:theme>
      <draw:g draw:name="Google Shape;9;p1" draw:style-name="Mgr3">
        <draw:custom-shape draw:name="Google Shape;10;p1" draw:style-name="Mgr4" draw:text-style-name="MP7" draw:layer="backgroundobjects" svg:width="1.166cm" svg:height="1.763cm" svg:x="25.902cm" svg:y="1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;p1" draw:style-name="Mgr5" draw:text-style-name="MP8" draw:layer="backgroundobjects" svg:width="1.036cm" svg:height="1.522cm" svg:x="25.967cm" svg:y="1.177cm">
          <draw:image xlink:href="Pictures/1000000100000094000000D937FB57E2.png" xlink:type="simple" xlink:show="embed" xlink:actuate="onLoad" draw:mime-type="image/png">
            <text:p/>
          </draw:image>
        </draw:frame>
      </draw:g>
      <draw:frame draw:name="Google Shape;58;p7" presentation:style-name="TITLE_5f_AND_5f_BODY_5f__5f_-title" draw:layer="backgroundobjects" svg:width="24.946cm" svg:height="1.753cm" svg:x="0.954cm" svg:y="1.05cm" presentation:class="title" presentation:placeholder="true" presentation:user-transformed="true">
        <draw:text-box/>
      </draw:frame>
      <draw:frame draw:name="Google Shape;59;p7" presentation:style-name="TITLE_5f_AND_5f_BODY_5f__5f_-outline1" draw:layer="backgroundobjects" svg:width="26.09cm" svg:height="11.474cm" svg:x="0.954cm" svg:y="2.803cm" presentation:class="outline" presentation:placeholder="true" presentation:user-transformed="true">
        <draw:text-box/>
      </draw:frame>
      <draw:frame draw:name="Google Shape;60;p7" presentation:style-name="Mpr13" draw:text-style-name="MP10" draw:layer="backgroundobjects" svg:width="1.119cm" svg:height="0.839cm" svg:x="25.925cm" svg:y="14.58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112.837cm" svg:height="0.041cm" svg:x="0cm" svg:y="2.639cm" presentation:class="page"/>
        <draw:frame presentation:style-name="TITLE_5f_AND_5f_BODY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4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9T18:52:03.025058500</meta:creation-date>
    <dc:date>2025-05-31T17:31:24.497325800</dc:date>
    <meta:editing-duration>P1DT22H28M54S</meta:editing-duration>
    <meta:editing-cycles>3</meta:editing-cycles>
    <meta:generator>LibreOffice/25.2.3.2$Windows_X86_64 LibreOffice_project/bbb074479178df812d175f709636b368952c2ce3</meta:generator>
    <meta:document-statistic meta:object-count="100"/>
  </office:meta>
</office:document-meta>
</file>